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1pt"/>
    </style:style>
    <style:style style:name="co2" style:family="table-column">
      <style:table-column-properties fo:break-before="auto" style:column-width="132.55pt"/>
    </style:style>
    <style:style style:name="co3" style:family="table-column">
      <style:table-column-properties fo:break-before="auto" style:column-width="142.24pt"/>
    </style:style>
    <style:style style:name="co4" style:family="table-column">
      <style:table-column-properties fo:break-before="auto" style:column-width="133.46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54.66pt"/>
    </style:style>
    <style:style style:name="co7" style:family="table-column">
      <style:table-column-properties fo:break-before="auto" style:column-width="138.76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140.51pt"/>
    </style:style>
    <style:style style:name="co10" style:family="table-column">
      <style:table-column-properties fo:break-before="auto" style:column-width="134.31pt"/>
    </style:style>
    <style:style style:name="co11" style:family="table-column">
      <style:table-column-properties fo:break-before="auto" style:column-width="6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20.1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fo:background-color="#00dcff" fo:border="0.06pt solid #000000"/>
      <style:text-properties style:font-name="Arial" fo:font-size="16pt" style:font-name-asian="SimSun" style:font-size-asian="16pt" style:font-name-complex="Lucida Sans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4" style:family="table-cell" style:parent-style-name="Default">
      <style:text-properties style:font-name="Arial" fo:font-size="16pt" style:font-name-asian="SimSun" style:font-size-asian="16pt" style:font-name-complex="Lucida Sans" style:font-size-complex="16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8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5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6" office:value-type="float" office:value="2.5" calcext:value-type="float">
            <text:p>2.5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4.66666666666667" calcext:value-type="float">
            <text:p>4.6666666667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3"/>
          <table:table-cell table:style-name="ce14" table:formula="of:=SUMPRODUCT([.B14:.B19]; [.B5:.B10]) + SUMPRODUCT([.B14:.B19]; [.D5:.D10]) + SUMPRODUCT([.B14:.B19]; [.F5:.F10]) + SUMPRODUCT([.B14:.B19]; [.G5:.G10]) + SUMPRODUCT([.B14:.B19]; [.J5:.J10])" office:value-type="float" office:value="25.6666666666667" calcext:value-type="float">
            <text:p>25.6666666667</text:p>
          </table:table-cell>
          <table:table-cell table:number-columns-repeated="1019"/>
        </table:table-row>
        <table:table-row table:style-name="ro3">
          <table:table-cell table:style-name="ce8" table:formula="of:=SUMPRODUCT([.B14:.B19]; [.B5:.B10]) + SUMPRODUCT([.B14:.B19]; [.D5:.D10]) + 5*SUMPRODUCT([.B14:.B19]; [.F5:.F10]) + SUMPRODUCT([.B14:.B19]; [.G5:.G10]) + SUMPRODUCT([.B14:.B19]; [.J5:.J10])" office:value-type="float" office:value="25.6666666666667" calcext:value-type="float">
            <text:p>25.6666666667</text:p>
          </table:table-cell>
          <table:table-cell/>
          <table:table-cell table:formula="of:= 22.75 - [.A22]" office:value-type="float" office:value="-2.91666666666666" calcext:value-type="float">
            <text:p>-2.91666666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 table:formula="of:=SUMPRODUCT([.B14:.B19]; 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4 (tumor) min dose 7</text:p>
          </table:table-cell>
          <table:table-cell table:style-name="ce13" table:formula="of:=SUMPRODUCT([.B14:.B19]; 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3" table:formula="of:=SUMPRODUCT([.B14:.B19]; [.H5:.H10])" office:value-type="float" office:value="10.5" calcext:value-type="float">
            <text:p>10.5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3" table:formula="of:=SUMPRODUCT([.B14:.B19]; 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 table:formula="of:=SUMPRODUCT([.B14:.B19]; [.F5:.F10])" office:value-type="float" office:value="0" calcext:value-type="float">
            <text:p>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21:55:42.436433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6-06-25T11:53:26.352933966</dc:date>
    <meta:editing-duration>P5DT13H17M14S</meta:editing-duration>
    <meta:editing-cycles>18</meta:editing-cycles>
    <meta:generator>LibreOffice/5.1.3.2$Linux_X86_64 LibreOffice_project/10m0$Build-2</meta:generator>
    <meta:document-statistic meta:table-count="3" meta:cell-count="115" meta:object-count="0"/>
  </office:meta>
</office:document-meta>
</file>